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erif" svg:font-family="'Bitstream Vera Serif'" style:font-family-generic="roman" style:font-pitch="variable"/>
    <style:font-face style:name="Cantarell" svg:font-family="Cantarell" style:font-pitch="variable"/>
    <style:font-face style:name="Classic Console" svg:font-family="'Classic Console'" style:font-pitch="variable"/>
    <style:font-face style:name="CodeNewRoman Nerd Font" svg:font-family="'CodeNewRoman Nerd Font'" style:font-pitch="variable"/>
    <style:font-face style:name="CodeNewRoman Nerd Font Propo" svg:font-family="'CodeNewRoman Nerd Font Propo'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FontAwesome" svg:font-family="FontAwesom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CodeNewRoman Nerd Font" fo:font-size="20pt" fo:font-weight="bold" officeooo:rsid="001f0007" officeooo:paragraph-rsid="001f0007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15%"/>
      <style:text-properties style:font-name="Open Sans" fo:font-size="14pt" officeooo:rsid="001f0007" officeooo:paragraph-rsid="001f0007" style:font-size-asian="12.25pt" style:font-size-complex="14pt"/>
    </style:style>
    <style:style style:name="P3" style:family="paragraph" style:parent-style-name="Standard">
      <style:paragraph-properties fo:line-height="115%"/>
      <style:text-properties style:font-name="Open Sans" fo:font-size="14pt" fo:font-weight="bold" officeooo:rsid="002260d8" officeooo:paragraph-rsid="002260d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/>
      <style:text-properties style:font-name="Open Sans" fo:font-size="14pt" officeooo:rsid="001f0007" officeooo:paragraph-rsid="002260d8" style:font-size-asian="12.25pt" style:font-size-complex="14pt"/>
    </style:style>
    <style:style style:name="P5" style:family="paragraph" style:parent-style-name="Standard">
      <style:paragraph-properties fo:line-height="115%"/>
      <style:text-properties style:font-name="Open Sans" fo:font-size="14pt" officeooo:rsid="001f0007" officeooo:paragraph-rsid="00242ee9" style:font-size-asian="12.25pt" style:font-size-complex="14pt"/>
    </style:style>
    <style:style style:name="P6" style:family="paragraph" style:parent-style-name="Standard">
      <style:paragraph-properties fo:line-height="115%"/>
      <style:text-properties style:font-name="Open Sans" fo:font-size="14pt" fo:font-weight="bold" officeooo:rsid="002260d8" officeooo:paragraph-rsid="00242ee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/>
      <style:text-properties style:font-name="Open Sans" fo:font-size="14pt" officeooo:rsid="002a0543" officeooo:paragraph-rsid="003ad953" style:font-size-asian="12.25pt" style:font-size-complex="14pt"/>
    </style:style>
    <style:style style:name="P8" style:family="paragraph" style:parent-style-name="Standard">
      <style:paragraph-properties fo:line-height="115%"/>
      <style:text-properties style:font-name="Open Sans" fo:font-size="14pt" officeooo:rsid="0037cbfd" officeooo:paragraph-rsid="0037cbfd" style:font-size-asian="12.25pt" style:font-size-complex="14pt"/>
    </style:style>
    <style:style style:name="P9" style:family="paragraph" style:parent-style-name="Standard">
      <style:paragraph-properties fo:line-height="115%"/>
      <style:text-properties style:font-name="Open Sans" fo:font-size="14pt" fo:font-weight="normal" officeooo:rsid="0046359f" officeooo:paragraph-rsid="0046359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15%"/>
      <style:text-properties style:font-name="Open Sans" fo:font-size="14pt" fo:font-weight="normal" officeooo:rsid="004af138" officeooo:paragraph-rsid="004af138" style:font-size-asian="12.25pt" style:font-weight-asian="normal" style:font-size-complex="14pt" style:font-weight-complex="normal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officeooo:rsid="0051083b"/>
    </style:style>
    <style:style style:name="T3" style:family="text">
      <style:text-properties style:font-name="DejaVu Math TeX Gyre" officeooo:rsid="00523e82"/>
    </style:style>
    <style:style style:name="T4" style:family="text">
      <style:text-properties style:font-name="DejaVu Math TeX Gyre" officeooo:rsid="002ad806"/>
    </style:style>
    <style:style style:name="T5" style:family="text">
      <style:text-properties fo:font-size="15pt" fo:font-style="normal" fo:font-weight="bold" officeooo:rsid="002cce22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60d8"/>
    </style:style>
    <style:style style:name="T8" style:family="text">
      <style:text-properties officeooo:rsid="002cce22"/>
    </style:style>
    <style:style style:name="T9" style:family="text">
      <style:text-properties fo:font-size="15pt" officeooo:rsid="002cce22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cce22" style:font-weight-asian="normal" style:font-weight-complex="normal"/>
    </style:style>
    <style:style style:name="T13" style:family="text">
      <style:text-properties officeooo:rsid="005c17ca"/>
    </style:style>
    <style:style style:name="T14" style:family="text">
      <style:text-properties officeooo:rsid="00247111"/>
    </style:style>
    <style:style style:name="T15" style:family="text">
      <style:text-properties fo:font-weight="normal" officeooo:rsid="005c17ca" style:font-weight-asian="normal" style:font-weight-complex="normal"/>
    </style:style>
    <style:style style:name="T16" style:family="text">
      <style:text-properties fo:font-weight="normal" officeooo:rsid="0025d379" style:font-weight-asian="normal" style:font-weight-complex="normal"/>
    </style:style>
    <style:style style:name="T17" style:family="text">
      <style:text-properties fo:font-weight="normal" style:font-size-asian="14pt" style:font-weight-asian="normal" style:font-weight-complex="normal"/>
    </style:style>
    <style:style style:name="T18" style:family="text">
      <style:text-properties fo:font-size="15pt" fo:font-weight="normal" style:font-size-asian="15pt" style:font-weight-asian="normal" style:font-size-complex="15pt" style:font-weight-complex="normal"/>
    </style:style>
    <style:style style:name="T19" style:family="text">
      <style:text-properties officeooo:rsid="002e4821"/>
    </style:style>
    <style:style style:name="T20" style:family="text">
      <style:text-properties fo:font-weight="normal" officeooo:rsid="00247111" style:font-size-asian="14pt" style:font-weight-asian="normal" style:font-weight-complex="normal"/>
    </style:style>
    <style:style style:name="T21" style:family="text">
      <style:text-properties fo:font-size="15pt" fo:font-weight="normal" officeooo:rsid="00247111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2e4821" style:font-size-asian="15pt" style:font-weight-asian="normal" style:font-size-complex="15pt" style:font-weight-complex="normal"/>
    </style:style>
    <style:style style:name="T23" style:family="text">
      <style:text-properties officeooo:rsid="0027afbd"/>
    </style:style>
    <style:style style:name="T24" style:family="text">
      <style:text-properties officeooo:rsid="002bb9cc"/>
    </style:style>
    <style:style style:name="T25" style:family="text">
      <style:text-properties officeooo:rsid="0039b27b"/>
    </style:style>
    <style:style style:name="T26" style:family="text">
      <style:text-properties fo:font-weight="normal" officeooo:rsid="002e4821" style:font-weight-asian="normal" style:font-weight-complex="normal"/>
    </style:style>
    <style:style style:name="T27" style:family="text">
      <style:text-properties fo:font-size="15pt" fo:font-weight="bold" officeooo:rsid="002cce22" style:font-size-asian="15pt" style:font-weight-asian="bold" style:font-size-complex="15pt" style:font-weight-complex="bold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weight="normal" officeooo:rsid="002a8f60" style:font-weight-asian="normal" style:font-weight-complex="normal"/>
    </style:style>
    <style:style style:name="T30" style:family="text">
      <style:text-properties fo:font-weight="normal" officeooo:rsid="0035037d" style:font-weight-asian="normal" style:font-weight-complex="normal"/>
    </style:style>
    <style:style style:name="T31" style:family="text">
      <style:text-properties fo:font-weight="normal" officeooo:rsid="00352c37" style:font-weight-asian="normal" style:font-weight-complex="normal"/>
    </style:style>
    <style:style style:name="T32" style:family="text">
      <style:text-properties fo:font-weight="normal" officeooo:rsid="00341840" style:font-weight-asian="normal" style:font-weight-complex="normal"/>
    </style:style>
    <style:style style:name="T33" style:family="text">
      <style:text-properties fo:font-weight="normal" officeooo:rsid="0035ba3d" style:font-weight-asian="normal" style:font-weight-complex="normal"/>
    </style:style>
    <style:style style:name="T34" style:family="text">
      <style:text-properties fo:font-weight="normal" officeooo:rsid="003ad953" style:font-weight-asian="normal" style:font-weight-complex="normal"/>
    </style:style>
    <style:style style:name="T35" style:family="text">
      <style:text-properties fo:font-weight="normal" officeooo:rsid="003c0166" style:font-weight-asian="normal" style:font-weight-complex="normal"/>
    </style:style>
    <style:style style:name="T36" style:family="text">
      <style:text-properties fo:font-weight="normal" officeooo:rsid="003d926c" style:font-weight-asian="normal" style:font-weight-complex="normal"/>
    </style:style>
    <style:style style:name="T37" style:family="text">
      <style:text-properties fo:font-weight="normal" officeooo:rsid="003f88c8" style:font-weight-asian="normal" style:font-weight-complex="normal"/>
    </style:style>
    <style:style style:name="T38" style:family="text">
      <style:text-properties fo:font-weight="normal" officeooo:rsid="0042efb5" style:font-weight-asian="normal" style:font-weight-complex="normal"/>
    </style:style>
    <style:style style:name="T39" style:family="text">
      <style:text-properties fo:font-size="15pt" fo:font-weight="bold" officeooo:rsid="0035ba3d" style:font-size-asian="15pt" style:font-weight-asian="bold" style:font-size-complex="15pt" style:font-weight-complex="bold"/>
    </style:style>
    <style:style style:name="T40" style:family="text">
      <style:text-properties fo:font-weight="normal" officeooo:rsid="002a0543" style:font-weight-asian="normal" style:font-weight-complex="normal"/>
    </style:style>
    <style:style style:name="T41" style:family="text">
      <style:text-properties fo:font-weight="normal" officeooo:rsid="004477ad" style:font-weight-asian="normal" style:font-weight-complex="normal"/>
    </style:style>
    <style:style style:name="T42" style:family="text">
      <style:text-properties fo:font-weight="normal" officeooo:rsid="003126ec" style:font-weight-asian="normal" style:font-weight-complex="normal"/>
    </style:style>
    <style:style style:name="T43" style:family="text">
      <style:text-properties fo:font-weight="normal" officeooo:rsid="0031e46f" style:font-weight-asian="normal" style:font-weight-complex="normal"/>
    </style:style>
    <style:style style:name="T44" style:family="text">
      <style:text-properties officeooo:rsid="0049322b"/>
    </style:style>
    <style:style style:name="T45" style:family="text">
      <style:text-properties officeooo:rsid="00471208"/>
    </style:style>
    <style:style style:name="T46" style:family="text">
      <style:text-properties officeooo:rsid="004af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versation Between Two </text:span><text:span text:style-name="T2">Colleague</text:span><text:span text:style-name="T3">s</text:span><text:span text:style-name="T1"> </text:span><text:span text:style-name="T4">About Friendship.</text:span></text:p>
      <text:p text:style-name="P1"/>
      <text:p text:style-name="P2"><text:span text:style-name="T5">Ethar</text:span><text:span text:style-name="T6">:</text:span> <text:span text:style-name="T7">Hello </text:span><text:span text:style-name="T8">Murtaza</text:span><text:span text:style-name="T7">, <text:s/>how are you? what have you been up to?</text:span></text:p>
      <text:p text:style-name="P3"><text:span text:style-name="T9">Murtaza</text:span><text:span text:style-name="T10">:</text:span> <text:span text:style-name="T11">He</text:span><text:span text:style-name="T12">llo</text:span><text:span text:style-name="T11"> </text:span><text:span text:style-name="T12">Ethar</text:span><text:span text:style-name="T11">, I’m alright... I have been wo</text:span><text:span text:style-name="T12">rking</text:span><text:span text:style-name="T11"> </text:span><text:span text:style-name="T12">on a</text:span><text:span text:style-name="T11"> paper.</text:span></text:p>
      <text:p text:style-name="P4"><text:span text:style-name="T5">Ethar</text:span><text:span text:style-name="T6">:</text:span> <text:span text:style-name="T13">R</text:span><text:span text:style-name="T14">eally! </text:span><text:span text:style-name="T7">what’</text:span><text:span text:style-name="T14">s</text:span><text:span text:style-name="T7"> your paper about? </text:span></text:p>
      <text:p text:style-name="P3"><text:span text:style-name="T9">Murtaza</text:span><text:span text:style-name="T10">: </text:span><text:span text:style-name="T15">W</text:span><text:span text:style-name="T16">ell, </text:span><text:span text:style-name="T17">i</text:span><text:span text:style-name="T18">ts about friendship.</text:span></text:p>
      <text:p text:style-name="P5"><text:span text:style-name="T5">Ethar</text:span><text:span text:style-name="T6">:</text:span> <text:span text:style-name="T13">T</text:span><text:span text:style-name="T14">hat’s </text:span><text:span text:style-name="T19">an</text:span><text:span text:style-name="T14"> interesting </text:span><text:span text:style-name="T19">topic</text:span><text:span text:style-name="T14">, can you tell me a little about what you wrote?</text:span></text:p>
      <text:p text:style-name="P6"><text:span text:style-name="T9">Murtaza</text:span><text:span text:style-name="T10">: </text:span><text:span text:style-name="T20">Most</text:span><text:span text:style-name="T21"> of the stuff I wrote were from my own mind, I didn’t do any research, </text:span><text:span text:style-name="T22">I saw it as an opportunity to think about what I belief friendship is.</text:span></text:p>
      <text:p text:style-name="P5"><text:span text:style-name="T5">Ethar</text:span><text:span text:style-name="T6">:</text:span> <text:span text:style-name="T13">I</text:span><text:span text:style-name="T23"> actually think this is great, these days we depend too much on technologies to think for us, </text:span><text:span text:style-name="T24">we’ve gotten so lazy, that we rarely use our mind, </text:span><text:span text:style-name="T19">so tell me </text:span><text:span text:style-name="T25">what do you think about friendship</text:span><text:span text:style-name="T26">?</text:span></text:p>
      <text:p text:style-name="P7"><text:span text:style-name="T27">Murtaza</text:span><text:span text:style-name="T28">:</text:span><text:span text:style-name="T29"> </text:span><text:span text:style-name="T15">I</text:span><text:span text:style-name="T30">n essence we w</text:span><text:span text:style-name="T31">an</text:span><text:span text:style-name="T30">t friends because we want to connect,</text:span><text:span text:style-name="T32"> there is two kind of connections, </text:span><text:span text:style-name="T30">physical and mental, </text:span><text:span text:style-name="T33">physical </text:span><text:span text:style-name="T34">connection you get </text:span><text:span text:style-name="T33"><text:s/></text:span><text:span text:style-name="T34">from being </text:span><text:span text:style-name="T33">around people, just talking and chit-chatting, mental </text:span><text:span text:style-name="T35">connection</text:span><text:span text:style-name="T33"> requires understanding and honesty, its really rare to have a mental connection with someone, </text:span><text:span text:style-name="T36">because not many people are w</text:span><text:span text:style-name="T37">i</text:span><text:span text:style-name="T36">lling and open to have such a friendship. </text:span><text:span text:style-name="T38">What about you, who would you consider a friend?</text:span></text:p>
      <text:p text:style-name="P8"><text:span text:style-name="T39">E</text:span><text:span text:style-name="T28">thar:</text:span><text:span text:style-name="T11"> </text:span><text:span text:style-name="T15">W</text:span><text:span text:style-name="T40">ell,</text:span><text:span text:style-name="T41"> to me</text:span><text:span text:style-name="T40"> </text:span><text:span text:style-name="T29">a friend is </text:span><text:span text:style-name="T42">someone </text:span><text:span text:style-name="T43">who</text:span><text:span text:style-name="T29"> you feel comfortable with, you enjoy his company, and he is the first person that comes to your mind when you need someone.</text:span></text:p>
      <text:p text:style-name="P9"><text:span text:style-name="T28">Murtaza:</text:span> I think this is great definition, do you have such a friend?</text:p>
      <text:p text:style-name="P9"><text:span text:style-name="T28">Ethar:</text:span> Yes I do, although I don’t have many friends, not because I don’t want <text:span text:style-name="T44">more</text:span><text:span text:style-name="T45"> friends</text:span>, its just <text:span text:style-name="T45">that </text:span>I’m satisfied <text:span text:style-name="T45">with what I have, </text:span><text:span text:style-name="T46">and I think friendships happen naturally so I don’t really try to make them.</text:span></text:p>
      <text:p text:style-name="P10"><text:span text:style-name="T28">Murtaza:</text:span> I completely agree.</text:p>
      <text:p text:style-name="P10"><text:span text:style-name="T28">Ethar:</text:span> well, I have to go now, good luck with your pap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erif" svg:font-family="'Bitstream Vera Serif'" style:font-family-generic="roman" style:font-pitch="variable"/>
    <style:font-face style:name="Cantarell" svg:font-family="Cantarell" style:font-pitch="variable"/>
    <style:font-face style:name="Classic Console" svg:font-family="'Classic Console'" style:font-pitch="variable"/>
    <style:font-face style:name="CodeNewRoman Nerd Font" svg:font-family="'CodeNewRoman Nerd Font'" style:font-pitch="variable"/>
    <style:font-face style:name="CodeNewRoman Nerd Font Propo" svg:font-family="'CodeNewRoman Nerd Font Propo'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FontAwesome" svg:font-family="FontAwesom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299in" fo:margin-bottom="0.6299in" fo:margin-left="0.6902in" fo:margin-right="0.6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00:21:33.585545252</meta:creation-date>
    <dc:date>2024-10-13T02:18:17.188489063</dc:date>
    <meta:editing-duration>PT1H52M25S</meta:editing-duration>
    <meta:editing-cycles>60</meta:editing-cycles>
    <meta:generator>LibreOffice/24.8.2.1$Linux_X86_64 LibreOffice_project/480$Build-1</meta:generator>
    <meta:print-date>2024-10-13T02:17:54.247043233</meta:print-date>
    <meta:printed-by>PDF files</meta:printed-by>
    <meta:document-statistic meta:table-count="0" meta:image-count="0" meta:object-count="0" meta:page-count="1" meta:paragraph-count="14" meta:word-count="296" meta:character-count="1665" meta:non-whitespace-character-count="1380"/>
  </office:meta>
</office:document-meta>
</file>